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1"/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ackground-color="#ffff66" style:text-align-source="fix" style:repeat-content="false"/>
      <style:paragraph-properties fo:text-align="center" fo:margin-left="0cm"/>
    </style:style>
  </office:automatic-styles>
  <office:body>
    <office:spreadsheet>
      <table:table table:name="acceleration approximations" table:style-name="ta1">
        <table:table-column table:style-name="co1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column table:style-name="co1" table:number-columns-repeated="3" table:default-cell-style-name="ce2"/>
        <table:table-column table:style-name="co1" table:number-columns-repeated="3" table:default-cell-style-name="Default"/>
        <table:table-row table:style-name="ro1">
          <table:table-cell table:number-columns-repeated="10"/>
        </table:table-row>
        <table:table-row table:style-name="ro1">
          <table:table-cell office:value-type="string">
            <text:p>steps</text:p>
          </table:table-cell>
          <table:table-cell office:value-type="float" office:value="40">
            <text:p>40.0</text:p>
          </table:table-cell>
          <table:table-cell table:number-columns-repeated="8"/>
        </table:table-row>
        <table:table-row table:style-name="ro2">
          <table:table-cell office:value-type="string">
            <text:p>distance</text:p>
          </table:table-cell>
          <table:table-cell office:value-type="float" office:value="10">
            <text:p>10.0</text:p>
          </table:table-cell>
          <table:table-cell table:number-columns-repeated="2"/>
          <table:table-cell office:value-type="string">
            <text:p>step</text:p>
          </table:table-cell>
          <table:table-cell office:value-type="string">
            <text:p>dt</text:p>
          </table:table-cell>
          <table:table-cell office:value-type="string">
            <text:p>t</text:p>
          </table:table-cell>
          <table:table-cell table:style-name="ce2" office:value-type="string">
            <text:p>v</text:p>
          </table:table-cell>
          <table:table-cell office:value-type="string">
            <text:p>true v</text:p>
          </table:table-cell>
          <table:table-cell office:value-type="string">
            <text:p>v error</text:p>
          </table:table-cell>
        </table:table-row>
        <table:table-row table:style-name="ro2">
          <table:table-cell office:value-type="string">
            <text:p>u</text:p>
          </table:table-cell>
          <table:table-cell office:value-type="float" office:value="1">
            <text:p>1.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  <table:table-cell table:style-name="ce2" table:formula="of:=['velocity intersections'.B6]" office:value-type="float" office:value="40">
            <text:p>40</text:p>
          </table:table-cell>
          <table:table-cell table:number-columns-repeated="2"/>
        </table:table-row>
        <table:table-row table:style-name="ro1">
          <table:table-cell office:value-type="string">
            <text:p>v</text:p>
          </table:table-cell>
          <table:table-cell office:value-type="float" office:value="5">
            <text:p>5.0</text:p>
          </table:table-cell>
          <table:table-cell table:number-columns-repeated="2"/>
          <table:table-cell table:formula="of:=[.E4]+1" office:value-type="float" office:value="1">
            <text:p>1</text:p>
          </table:table-cell>
          <table:table-cell table:formula="of:=['velocity intersections'.B$8]/[.H4]" office:value-type="float" office:value="20">
            <text:p>20</text:p>
          </table:table-cell>
          <table:table-cell table:formula="of:=[.F5]" office:value-type="float" office:value="20">
            <text:p>20</text:p>
          </table:table-cell>
          <table:table-cell table:style-name="ce2" table:formula="of:=[.H4]+['velocity intersections'.B$12]*[.F5]" office:value-type="float" office:value="1075.37432844358">
            <text:p>1075.3743284436</text:p>
          </table:table-cell>
          <table:table-cell table:formula="of:=['velocity intersections'.B$6]+['velocity intersections'.B$12]*[.G5]" office:value-type="float" office:value="1075.37432844358">
            <text:p>1075.3743284436</text:p>
          </table:table-cell>
          <table:table-cell/>
        </table:table-row>
        <table:table-row table:style-name="ro2">
          <table:table-cell office:value-type="string">
            <text:p>dd</text:p>
          </table:table-cell>
          <table:table-cell table:formula="of:=['velocity intersections'.B5]/[.B2]" office:value-type="float" office:value="1.5">
            <text:p>1.5</text:p>
          </table:table-cell>
          <table:table-cell table:number-columns-repeated="2"/>
          <table:table-cell table:formula="of:=[.E5]+1" office:value-type="float" office:value="2">
            <text:p>2</text:p>
          </table:table-cell>
          <table:table-cell table:formula="of:=['velocity intersections'.B$8]/[.H5]" office:value-type="float" office:value="0.743927001826295">
            <text:p>0.7439270018</text:p>
          </table:table-cell>
          <table:table-cell table:formula="of:=[.G5]+[.F6]" office:value-type="float" office:value="20.7439270018263">
            <text:p>20.7439270018</text:p>
          </table:table-cell>
          <table:table-cell table:style-name="ce2" table:formula="of:=[.H5]+['velocity intersections'.B$12]*[.F6]" office:value-type="float" office:value="1113.88647443993">
            <text:p>1113.8864744399</text:p>
          </table:table-cell>
          <table:table-cell table:formula="of:=['velocity intersections'.B$6]+['velocity intersections'.B$12]*[.G6]" office:value-type="float" office:value="1113.88647443993">
            <text:p>1113.8864744399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2"/>
          <table:table-cell table:formula="of:=[.E6]+1" office:value-type="float" office:value="3">
            <text:p>3</text:p>
          </table:table-cell>
          <table:table-cell table:formula="of:=['velocity intersections'.B$8]/[.H6]" office:value-type="float" office:value="0.718206045550778">
            <text:p>0.7182060456</text:p>
          </table:table-cell>
          <table:table-cell table:formula="of:=[.G6]+[.F7]" office:value-type="float" office:value="21.4621330473771">
            <text:p>21.4621330474</text:p>
          </table:table-cell>
          <table:table-cell table:style-name="ce2" table:formula="of:=[.H6]+['velocity intersections'.B$12]*[.F7]" office:value-type="float" office:value="1151.06707954474">
            <text:p>1151.0670795448</text:p>
          </table:table-cell>
          <table:table-cell table:formula="of:=['velocity intersections'.B$6]+['velocity intersections'.B$12]*[.G7]" office:value-type="float" office:value="1151.06707954474">
            <text:p>1151.0670795448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2"/>
          <table:table-cell table:formula="of:=[.E7]+1" office:value-type="float" office:value="4">
            <text:p>4</text:p>
          </table:table-cell>
          <table:table-cell table:formula="of:=['velocity intersections'.B$8]/[.H7]" office:value-type="float" office:value="0.695007279954881">
            <text:p>0.69500728</text:p>
          </table:table-cell>
          <table:table-cell table:formula="of:=[.G7]+[.F8]" office:value-type="float" office:value="22.157140327332">
            <text:p>22.1571403273</text:p>
          </table:table-cell>
          <table:table-cell table:style-name="ce2" table:formula="of:=[.H7]+['velocity intersections'.B$12]*[.F8]" office:value-type="float" office:value="1187.04671433208">
            <text:p>1187.0467143321</text:p>
          </table:table-cell>
          <table:table-cell table:formula="of:=['velocity intersections'.B$6]+['velocity intersections'.B$12]*[.G8]" office:value-type="float" office:value="1187.04671433208">
            <text:p>1187.0467143321</text:p>
          </table:table-cell>
          <table:table-cell/>
        </table:table-row>
        <table:table-row table:style-name="ro1">
          <table:table-cell table:number-columns-repeated="4"/>
          <table:table-cell table:formula="of:=[.E8]+1" office:value-type="float" office:value="5">
            <text:p>5</text:p>
          </table:table-cell>
          <table:table-cell table:formula="of:=['velocity intersections'.B$8]/[.H8]" office:value-type="float" office:value="0.673941463584389">
            <text:p>0.6739414636</text:p>
          </table:table-cell>
          <table:table-cell table:formula="of:=[.G8]+[.F9]" office:value-type="float" office:value="22.8310817909163">
            <text:p>22.8310817909</text:p>
          </table:table-cell>
          <table:table-cell table:style-name="ce2" table:formula="of:=[.H8]+['velocity intersections'.B$12]*[.F9]" office:value-type="float" office:value="1221.93579884553">
            <text:p>1221.9357988455</text:p>
          </table:table-cell>
          <table:table-cell table:formula="of:=['velocity intersections'.B$6]+['velocity intersections'.B$12]*[.G9]" office:value-type="float" office:value="1221.93579884553">
            <text:p>1221.9357988455</text:p>
          </table:table-cell>
          <table:table-cell/>
        </table:table-row>
        <table:table-row table:style-name="ro1">
          <table:table-cell office:value-type="string">
            <text:p>acceleration</text:p>
          </table:table-cell>
          <table:table-cell table:formula="of:=(['velocity intersections'.B7]*['velocity intersections'.B7]-['velocity intersections'.B6]*['velocity intersections'.B6])/(2*['velocity intersections'.B5])" office:value-type="float" office:value="-13.33325">
            <text:p>-13.3</text:p>
          </table:table-cell>
          <table:table-cell table:number-columns-repeated="2"/>
          <table:table-cell table:formula="of:=[.E9]+1" office:value-type="float" office:value="6">
            <text:p>6</text:p>
          </table:table-cell>
          <table:table-cell table:formula="of:=['velocity intersections'.B$8]/[.H9]" office:value-type="float" office:value="0.654698880870691">
            <text:p>0.6546988809</text:p>
          </table:table-cell>
          <table:table-cell table:formula="of:=[.G9]+[.F10]" office:value-type="float" office:value="23.485780671787">
            <text:p>23.4857806718</text:p>
          </table:table-cell>
          <table:table-cell table:style-name="ce2" table:formula="of:=[.H9]+['velocity intersections'.B$12]*[.F10]" office:value-type="float" office:value="1255.82871955124">
            <text:p>1255.8287195512</text:p>
          </table:table-cell>
          <table:table-cell table:formula="of:=['velocity intersections'.B$6]+['velocity intersections'.B$12]*[.G10]" office:value-type="float" office:value="1255.82871955124">
            <text:p>1255.8287195512</text:p>
          </table:table-cell>
          <table:table-cell/>
        </table:table-row>
        <table:table-row table:style-name="ro1">
          <table:table-cell office:value-type="string">
            <text:p>true time</text:p>
          </table:table-cell>
          <table:table-cell table:formula="of:=(['velocity intersections'.B7]-['velocity intersections'.B6])/['velocity intersections'.B12]" office:value-type="float" office:value="-0.77073574076304">
            <text:p>-0.8</text:p>
          </table:table-cell>
          <table:table-cell table:number-columns-repeated="2"/>
          <table:table-cell table:formula="of:=[.E10]+1" office:value-type="float" office:value="7">
            <text:p>7</text:p>
          </table:table-cell>
          <table:table-cell table:formula="of:=['velocity intersections'.B$8]/[.H10]" office:value-type="float" office:value="0.637029546740955">
            <text:p>0.6370295467</text:p>
          </table:table-cell>
          <table:table-cell table:formula="of:=[.G10]+[.F11]" office:value-type="float" office:value="24.122810218528">
            <text:p>24.1228102185</text:p>
          </table:table-cell>
          <table:table-cell table:style-name="ce2" table:formula="of:=[.H10]+['velocity intersections'.B$12]*[.F11]" office:value-type="float" office:value="1288.80692150902">
            <text:p>1288.806921509</text:p>
          </table:table-cell>
          <table:table-cell table:formula="of:=['velocity intersections'.B$6]+['velocity intersections'.B$12]*[.G11]" office:value-type="float" office:value="1288.80692150902">
            <text:p>1288.806921509</text:p>
          </table:table-cell>
          <table:table-cell/>
        </table:table-row>
        <table:table-row table:style-name="ro1">
          <table:table-cell table:number-columns-repeated="4"/>
          <table:table-cell table:formula="of:=[.E11]+1" office:value-type="float" office:value="8">
            <text:p>8</text:p>
          </table:table-cell>
          <table:table-cell table:formula="of:=['velocity intersections'.B$8]/[.H11]" office:value-type="float" office:value="0.620729130677935">
            <text:p>0.6207291307</text:p>
          </table:table-cell>
          <table:table-cell table:formula="of:=[.G11]+[.F12]" office:value-type="float" office:value="24.7435393492059">
            <text:p>24.7435393492</text:p>
          </table:table-cell>
          <table:table-cell table:style-name="ce2" table:formula="of:=[.H11]+['velocity intersections'.B$12]*[.F12]" office:value-type="float" office:value="1320.94127185007">
            <text:p>1320.9412718501</text:p>
          </table:table-cell>
          <table:table-cell table:formula="of:=['velocity intersections'.B$6]+['velocity intersections'.B$12]*[.G12]" office:value-type="float" office:value="1320.94127185007">
            <text:p>1320.9412718501</text:p>
          </table:table-cell>
          <table:table-cell/>
        </table:table-row>
        <table:table-row table:style-name="ro1">
          <table:table-cell table:number-columns-repeated="4"/>
          <table:table-cell table:formula="of:=[.E12]+1" office:value-type="float" office:value="9">
            <text:p>9</text:p>
          </table:table-cell>
          <table:table-cell table:formula="of:=['velocity intersections'.B$8]/[.H12]" office:value-type="float" office:value="0.605628741450059">
            <text:p>0.6056287415</text:p>
          </table:table-cell>
          <table:table-cell table:formula="of:=[.G12]+[.F13]" office:value-type="float" office:value="25.349168090656">
            <text:p>25.3491680907</text:p>
          </table:table-cell>
          <table:table-cell table:style-name="ce2" table:formula="of:=[.H12]+['velocity intersections'.B$12]*[.F13]" office:value-type="float" office:value="1352.29389442332">
            <text:p>1352.2938944233</text:p>
          </table:table-cell>
          <table:table-cell table:formula="of:=['velocity intersections'.B$6]+['velocity intersections'.B$12]*[.G13]" office:value-type="float" office:value="1352.29389442332">
            <text:p>1352.2938944233</text:p>
          </table:table-cell>
          <table:table-cell/>
        </table:table-row>
        <table:table-row table:style-name="ro1">
          <table:table-cell table:number-columns-repeated="4"/>
          <table:table-cell table:formula="of:=[.E13]+1" office:value-type="float" office:value="10">
            <text:p>10</text:p>
          </table:table-cell>
          <table:table-cell table:formula="of:=['velocity intersections'.B$8]/[.H13]" office:value-type="float" office:value="0.591587378527029">
            <text:p>0.5915873785</text:p>
          </table:table-cell>
          <table:table-cell table:formula="of:=[.G13]+[.F14]" office:value-type="float" office:value="25.940755469183">
            <text:p>25.9407554692</text:p>
          </table:table-cell>
          <table:table-cell table:style-name="ce2" table:formula="of:=[.H13]+['velocity intersections'.B$12]*[.F14]" office:value-type="float" office:value="1382.91961366123">
            <text:p>1382.9196136612</text:p>
          </table:table-cell>
          <table:table-cell table:formula="of:=['velocity intersections'.B$6]+['velocity intersections'.B$12]*[.G14]" office:value-type="float" office:value="1382.91961366123">
            <text:p>1382.9196136612</text:p>
          </table:table-cell>
          <table:table-cell/>
        </table:table-row>
        <table:table-row table:style-name="ro1">
          <table:table-cell table:number-columns-repeated="4"/>
          <table:table-cell table:formula="of:=[.E14]+1" office:value-type="float" office:value="11">
            <text:p>11</text:p>
          </table:table-cell>
          <table:table-cell table:formula="of:=['velocity intersections'.B$8]/[.H14]" office:value-type="float" office:value="0.578486263479936">
            <text:p>0.5784862635</text:p>
          </table:table-cell>
          <table:table-cell table:formula="of:=[.G14]+[.F15]" office:value-type="float" office:value="26.5192417326629">
            <text:p>26.5192417327</text:p>
          </table:table-cell>
          <table:table-cell table:style-name="ce2" table:formula="of:=[.H14]+['velocity intersections'.B$12]*[.F15]" office:value-type="float" office:value="1412.86710498945">
            <text:p>1412.8671049895</text:p>
          </table:table-cell>
          <table:table-cell table:formula="of:=['velocity intersections'.B$6]+['velocity intersections'.B$12]*[.G15]" office:value-type="float" office:value="1412.86710498945">
            <text:p>1412.8671049895</text:p>
          </table:table-cell>
          <table:table-cell/>
        </table:table-row>
        <table:table-row table:style-name="ro1">
          <table:table-cell table:number-columns-repeated="4"/>
          <table:table-cell table:formula="of:=[.E15]+1" office:value-type="float" office:value="12">
            <text:p>12</text:p>
          </table:table-cell>
          <table:table-cell table:formula="of:=['velocity intersections'.B$8]/[.H15]" office:value-type="float" office:value="0.566224521170359">
            <text:p>0.5662245212</text:p>
          </table:table-cell>
          <table:table-cell table:formula="of:=[.G15]+[.F16]" office:value-type="float" office:value="27.0854662538333">
            <text:p>27.0854662538</text:p>
          </table:table-cell>
          <table:table-cell table:style-name="ce2" table:formula="of:=[.H15]+['velocity intersections'.B$12]*[.F16]" office:value-type="float" office:value="1442.1798216572">
            <text:p>1442.1798216572</text:p>
          </table:table-cell>
          <table:table-cell table:formula="of:=['velocity intersections'.B$6]+['velocity intersections'.B$12]*[.G16]" office:value-type="float" office:value="1442.1798216572">
            <text:p>1442.1798216572</text:p>
          </table:table-cell>
          <table:table-cell/>
        </table:table-row>
        <table:table-row table:style-name="ro1">
          <table:table-cell table:number-columns-repeated="4"/>
          <table:table-cell table:formula="of:=[.E16]+1" office:value-type="float" office:value="13">
            <text:p>13</text:p>
          </table:table-cell>
          <table:table-cell table:formula="of:=['velocity intersections'.B$8]/[.H16]" office:value-type="float" office:value="0.554715846100749">
            <text:p>0.5547158461</text:p>
          </table:table-cell>
          <table:table-cell table:formula="of:=[.G16]+[.F17]" office:value-type="float" office:value="27.6401820999341">
            <text:p>27.6401820999</text:p>
          </table:table-cell>
          <table:table-cell table:style-name="ce2" table:formula="of:=[.H16]+['velocity intersections'.B$12]*[.F17]" office:value-type="float" office:value="1470.89674898888">
            <text:p>1470.8967489889</text:p>
          </table:table-cell>
          <table:table-cell table:formula="of:=['velocity intersections'.B$6]+['velocity intersections'.B$12]*[.G17]" office:value-type="float" office:value="1470.89674898888">
            <text:p>1470.8967489889</text:p>
          </table:table-cell>
          <table:table-cell/>
        </table:table-row>
        <table:table-row table:style-name="ro1">
          <table:table-cell table:number-columns-repeated="4"/>
          <table:table-cell table:formula="of:=[.E17]+1" office:value-type="float" office:value="14">
            <text:p>14</text:p>
          </table:table-cell>
          <table:table-cell table:formula="of:=['velocity intersections'.B$8]/[.H17]" office:value-type="float" office:value="0.543885898551299">
            <text:p>0.5438858986</text:p>
          </table:table-cell>
          <table:table-cell table:formula="of:=[.G17]+[.F18]" office:value-type="float" office:value="28.1840679984854">
            <text:p>28.1840679985</text:p>
          </table:table-cell>
          <table:table-cell table:style-name="ce2" table:formula="of:=[.H17]+['velocity intersections'.B$12]*[.F18]" office:value-type="float" office:value="1499.053023837">
            <text:p>1499.053023837</text:p>
          </table:table-cell>
          <table:table-cell table:formula="of:=['velocity intersections'.B$6]+['velocity intersections'.B$12]*[.G18]" office:value-type="float" office:value="1499.053023837">
            <text:p>1499.053023837</text:p>
          </table:table-cell>
          <table:table-cell/>
        </table:table-row>
        <table:table-row table:style-name="ro1">
          <table:table-cell table:number-columns-repeated="4"/>
          <table:table-cell table:formula="of:=[.E18]+1" office:value-type="float" office:value="15">
            <text:p>15</text:p>
          </table:table-cell>
          <table:table-cell table:formula="of:=['velocity intersections'.B$8]/[.H18]" office:value-type="float" office:value="0.533670248669594">
            <text:p>0.5336702487</text:p>
          </table:table-cell>
          <table:table-cell table:formula="of:=[.G18]+[.F19]" office:value-type="float" office:value="28.7177382471549">
            <text:p>28.7177382472</text:p>
          </table:table-cell>
          <table:table-cell table:style-name="ce2" table:formula="of:=[.H18]+['velocity intersections'.B$12]*[.F19]" office:value-type="float" office:value="1526.68044760333">
            <text:p>1526.6804476033</text:p>
          </table:table-cell>
          <table:table-cell table:formula="of:=['velocity intersections'.B$6]+['velocity intersections'.B$12]*[.G19]" office:value-type="float" office:value="1526.68044760333">
            <text:p>1526.6804476033</text:p>
          </table:table-cell>
          <table:table-cell/>
        </table:table-row>
        <table:table-row table:style-name="ro1">
          <table:table-cell table:number-columns-repeated="4"/>
          <table:table-cell table:formula="of:=[.E19]+1" office:value-type="float" office:value="16">
            <text:p>16</text:p>
          </table:table-cell>
          <table:table-cell table:formula="of:=['velocity intersections'.B$8]/[.H19]" office:value-type="float" office:value="0.524012737083182">
            <text:p>0.5240127371</text:p>
          </table:table-cell>
          <table:table-cell table:formula="of:=[.G19]+[.F20]" office:value-type="float" office:value="29.2417509842381">
            <text:p>29.2417509842</text:p>
          </table:table-cell>
          <table:table-cell table:style-name="ce2" table:formula="of:=[.H19]+['velocity intersections'.B$12]*[.F20]" office:value-type="float" office:value="1553.807914391">
            <text:p>1553.807914391</text:p>
          </table:table-cell>
          <table:table-cell table:formula="of:=['velocity intersections'.B$6]+['velocity intersections'.B$12]*[.G20]" office:value-type="float" office:value="1553.807914391">
            <text:p>1553.807914391</text:p>
          </table:table-cell>
          <table:table-cell/>
        </table:table-row>
        <table:table-row table:style-name="ro1">
          <table:table-cell table:number-columns-repeated="4"/>
          <table:table-cell table:formula="of:=[.E20]+1" office:value-type="float" office:value="17">
            <text:p>17</text:p>
          </table:table-cell>
          <table:table-cell table:formula="of:=['velocity intersections'.B$8]/[.H20]" office:value-type="float" office:value="0.514864155723876">
            <text:p>0.5148641557</text:p>
          </table:table-cell>
          <table:table-cell table:formula="of:=[.G20]+[.F21]" office:value-type="float" office:value="29.756615139962">
            <text:p>29.75661514</text:p>
          </table:table-cell>
          <table:table-cell table:style-name="ce2" table:formula="of:=[.H20]+['velocity intersections'.B$12]*[.F21]" office:value-type="float" office:value="1580.46177086462">
            <text:p>1580.4617708646</text:p>
          </table:table-cell>
          <table:table-cell table:formula="of:=['velocity intersections'.B$6]+['velocity intersections'.B$12]*[.G21]" office:value-type="float" office:value="1580.46177086462">
            <text:p>1580.4617708646</text:p>
          </table:table-cell>
          <table:table-cell/>
        </table:table-row>
        <table:table-row table:style-name="ro1">
          <table:table-cell table:number-columns-repeated="4"/>
          <table:table-cell table:formula="of:=[.E21]+1" office:value-type="float" office:value="18">
            <text:p>18</text:p>
          </table:table-cell>
          <table:table-cell table:formula="of:=['velocity intersections'.B$8]/[.H21]" office:value-type="float" office:value="0.506181177392445">
            <text:p>0.5061811774</text:p>
          </table:table-cell>
          <table:table-cell table:formula="of:=[.G21]+[.F22]" office:value-type="float" office:value="30.2627963173545">
            <text:p>30.2627963174</text:p>
          </table:table-cell>
          <table:table-cell table:style-name="ce2" table:formula="of:=[.H21]+['velocity intersections'.B$12]*[.F22]" office:value-type="float" office:value="1606.66612069529">
            <text:p>1606.6661206953</text:p>
          </table:table-cell>
          <table:table-cell table:formula="of:=['velocity intersections'.B$6]+['velocity intersections'.B$12]*[.G22]" office:value-type="float" office:value="1606.66612069529">
            <text:p>1606.6661206953</text:p>
          </table:table-cell>
          <table:table-cell/>
        </table:table-row>
        <table:table-row table:style-name="ro1">
          <table:table-cell table:number-columns-repeated="4"/>
          <table:table-cell table:formula="of:=[.E22]+1" office:value-type="float" office:value="19">
            <text:p>19</text:p>
          </table:table-cell>
          <table:table-cell table:formula="of:=['velocity intersections'.B$8]/[.H22]" office:value-type="float" office:value="0.497925480406469">
            <text:p>0.4979254804</text:p>
          </table:table-cell>
          <table:table-cell table:formula="of:=[.G22]+[.F23]" office:value-type="float" office:value="30.7607217977609">
            <text:p>30.7607217978</text:p>
          </table:table-cell>
          <table:table-cell table:style-name="ce2" table:formula="of:=[.H22]+['velocity intersections'.B$12]*[.F23]" office:value-type="float" office:value="1632.44308368983">
            <text:p>1632.4430836898</text:p>
          </table:table-cell>
          <table:table-cell table:formula="of:=['velocity intersections'.B$6]+['velocity intersections'.B$12]*[.G23]" office:value-type="float" office:value="1632.44308368983">
            <text:p>1632.4430836898</text:p>
          </table:table-cell>
          <table:table-cell/>
        </table:table-row>
        <table:table-row table:style-name="ro1">
          <table:table-cell table:number-columns-repeated="4"/>
          <table:table-cell table:formula="of:=[.E23]+1" office:value-type="float" office:value="20">
            <text:p>20</text:p>
          </table:table-cell>
          <table:table-cell table:formula="of:=['velocity intersections'.B$8]/[.H23]" office:value-type="float" office:value="0.490063027613649">
            <text:p>0.4900630276</text:p>
          </table:table-cell>
          <table:table-cell table:formula="of:=[.G23]+[.F24]" office:value-type="float" office:value="31.2507848253746">
            <text:p>31.2507848254</text:p>
          </table:table-cell>
          <table:table-cell table:style-name="ce2" table:formula="of:=[.H23]+['velocity intersections'.B$12]*[.F24]" office:value-type="float" office:value="1657.81301759536">
            <text:p>1657.8130175954</text:p>
          </table:table-cell>
          <table:table-cell table:formula="of:=['velocity intersections'.B$6]+['velocity intersections'.B$12]*[.G24]" office:value-type="float" office:value="1657.81301759536">
            <text:p>1657.8130175954</text:p>
          </table:table-cell>
          <table:table-cell/>
        </table:table-row>
        <table:table-row table:style-name="ro1">
          <table:table-cell table:number-columns-repeated="4"/>
          <table:table-cell table:formula="of:=[.E24]+1" office:value-type="float" office:value="21">
            <text:p>21</text:p>
          </table:table-cell>
          <table:table-cell table:formula="of:=['velocity intersections'.B$8]/[.H24]" office:value-type="float" office:value="0.482563468563176">
            <text:p>0.4825634686</text:p>
          </table:table-cell>
          <table:table-cell table:formula="of:=[.G24]+[.F25]" office:value-type="float" office:value="31.7333482939377">
            <text:p>31.7333482939</text:p>
          </table:table-cell>
          <table:table-cell table:style-name="ce2" table:formula="of:=[.H24]+['velocity intersections'.B$12]*[.F25]" office:value-type="float" office:value="1682.79470895511">
            <text:p>1682.7947089551</text:p>
          </table:table-cell>
          <table:table-cell table:formula="of:=['velocity intersections'.B$6]+['velocity intersections'.B$12]*[.G25]" office:value-type="float" office:value="1682.79470895511">
            <text:p>1682.7947089551</text:p>
          </table:table-cell>
          <table:table-cell/>
        </table:table-row>
        <table:table-row table:style-name="ro1">
          <table:table-cell table:number-columns-repeated="4"/>
          <table:table-cell table:formula="of:=[.E25]+1" office:value-type="float" office:value="22">
            <text:p>22</text:p>
          </table:table-cell>
          <table:table-cell table:formula="of:=['velocity intersections'.B$8]/[.H25]" office:value-type="float" office:value="0.475399640694582">
            <text:p>0.4753996407</text:p>
          </table:table-cell>
          <table:table-cell table:formula="of:=[.G25]+[.F26]" office:value-type="float" office:value="32.2087479346323">
            <text:p>32.2087479346</text:p>
          </table:table-cell>
          <table:table-cell table:style-name="ce2" table:formula="of:=[.H25]+['velocity intersections'.B$12]*[.F26]" office:value-type="float" office:value="1707.40553814143">
            <text:p>1707.4055381414</text:p>
          </table:table-cell>
          <table:table-cell table:formula="of:=['velocity intersections'.B$6]+['velocity intersections'.B$12]*[.G26]" office:value-type="float" office:value="1707.40553814143">
            <text:p>1707.4055381414</text:p>
          </table:table-cell>
          <table:table-cell/>
        </table:table-row>
        <table:table-row table:style-name="ro1">
          <table:table-cell table:number-columns-repeated="4"/>
          <table:table-cell table:formula="of:=[.E26]+1" office:value-type="float" office:value="23">
            <text:p>23</text:p>
          </table:table-cell>
          <table:table-cell table:formula="of:=['velocity intersections'.B$8]/[.H26]" office:value-type="float" office:value="0.468547150708453">
            <text:p>0.4685471507</text:p>
          </table:table-cell>
          <table:table-cell table:formula="of:=[.G26]+[.F27]" office:value-type="float" office:value="32.6772950853408">
            <text:p>32.6772950853</text:p>
          </table:table-cell>
          <table:table-cell table:style-name="ce2" table:formula="of:=[.H26]+['velocity intersections'.B$12]*[.F27]" office:value-type="float" office:value="1731.66162271688">
            <text:p>1731.6616227169</text:p>
          </table:table-cell>
          <table:table-cell table:formula="of:=['velocity intersections'.B$6]+['velocity intersections'.B$12]*[.G27]" office:value-type="float" office:value="1731.66162271687">
            <text:p>1731.6616227169</text:p>
          </table:table-cell>
          <table:table-cell/>
        </table:table-row>
        <table:table-row table:style-name="ro1">
          <table:table-cell table:number-columns-repeated="4"/>
          <table:table-cell table:formula="of:=[.E27]+1" office:value-type="float" office:value="24">
            <text:p>24</text:p>
          </table:table-cell>
          <table:table-cell table:formula="of:=['velocity intersections'.B$8]/[.H27]" office:value-type="float" office:value="0.461984021303681">
            <text:p>0.4619840213</text:p>
          </table:table-cell>
          <table:table-cell table:formula="of:=[.G27]+[.F28]" office:value-type="float" office:value="33.1392791066445">
            <text:p>33.1392791066</text:p>
          </table:table-cell>
          <table:table-cell table:style-name="ce2" table:formula="of:=[.H27]+['velocity intersections'.B$12]*[.F28]" office:value-type="float" office:value="1755.57794250732">
            <text:p>1755.5779425073</text:p>
          </table:table-cell>
          <table:table-cell table:formula="of:=['velocity intersections'.B$6]+['velocity intersections'.B$12]*[.G28]" office:value-type="float" office:value="1755.57794250732">
            <text:p>1755.5779425073</text:p>
          </table:table-cell>
          <table:table-cell/>
        </table:table-row>
        <table:table-row table:style-name="ro1">
          <table:table-cell table:number-columns-repeated="4"/>
          <table:table-cell table:formula="of:=[.E28]+1" office:value-type="float" office:value="25">
            <text:p>25</text:p>
          </table:table-cell>
          <table:table-cell table:formula="of:=['velocity intersections'.B$8]/[.H28]" office:value-type="float" office:value="0.455690391539915">
            <text:p>0.4556903915</text:p>
          </table:table-cell>
          <table:table-cell table:formula="of:=[.G28]+[.F29]" office:value-type="float" office:value="33.5949694981844">
            <text:p>33.5949694982</text:p>
          </table:table-cell>
          <table:table-cell table:style-name="ce2" table:formula="of:=[.H28]+['velocity intersections'.B$12]*[.F29]" office:value-type="float" office:value="1779.16844916326">
            <text:p>1779.1684491633</text:p>
          </table:table-cell>
          <table:table-cell table:formula="of:=['velocity intersections'.B$6]+['velocity intersections'.B$12]*[.G29]" office:value-type="float" office:value="1779.16844916326">
            <text:p>1779.1684491633</text:p>
          </table:table-cell>
          <table:table-cell/>
        </table:table-row>
        <table:table-row table:style-name="ro1">
          <table:table-cell table:number-columns-repeated="4"/>
          <table:table-cell table:formula="of:=[.E29]+1" office:value-type="float" office:value="26">
            <text:p>26</text:p>
          </table:table-cell>
          <table:table-cell table:formula="of:=['velocity intersections'.B$8]/[.H29]" office:value-type="float" office:value="0.44964826145396">
            <text:p>0.4496482615</text:p>
          </table:table-cell>
          <table:table-cell table:formula="of:=[.G29]+[.F30]" office:value-type="float" office:value="34.0446177596383">
            <text:p>34.0446177596</text:p>
          </table:table-cell>
          <table:table-cell table:style-name="ce2" table:formula="of:=[.H29]+['velocity intersections'.B$12]*[.F30]" office:value-type="float" office:value="1802.4461625002">
            <text:p>1802.4461625002</text:p>
          </table:table-cell>
          <table:table-cell table:formula="of:=['velocity intersections'.B$6]+['velocity intersections'.B$12]*[.G30]" office:value-type="float" office:value="1802.4461625002">
            <text:p>1802.4461625002</text:p>
          </table:table-cell>
          <table:table-cell/>
        </table:table-row>
        <table:table-row table:style-name="ro1">
          <table:table-cell table:number-columns-repeated="4"/>
          <table:table-cell table:formula="of:=[.E30]+1" office:value-type="float" office:value="27">
            <text:p>27</text:p>
          </table:table-cell>
          <table:table-cell table:formula="of:=['velocity intersections'.B$8]/[.H30]" office:value-type="float" office:value="0.443841273400537">
            <text:p>0.4438412734</text:p>
          </table:table-cell>
          <table:table-cell table:formula="of:=[.G30]+[.F31]" office:value-type="float" office:value="34.4884590330389">
            <text:p>34.488459033</text:p>
          </table:table-cell>
          <table:table-cell table:style-name="ce2" table:formula="of:=[.H30]+['velocity intersections'.B$12]*[.F31]" office:value-type="float" office:value="1825.42325551933">
            <text:p>1825.4232555193</text:p>
          </table:table-cell>
          <table:table-cell table:formula="of:=['velocity intersections'.B$6]+['velocity intersections'.B$12]*[.G31]" office:value-type="float" office:value="1825.42325551933">
            <text:p>1825.4232555193</text:p>
          </table:table-cell>
          <table:table-cell/>
        </table:table-row>
        <table:table-row table:style-name="ro1">
          <table:table-cell table:number-columns-repeated="4"/>
          <table:table-cell table:formula="of:=[.E31]+1" office:value-type="float" office:value="28">
            <text:p>28</text:p>
          </table:table-cell>
          <table:table-cell table:formula="of:=['velocity intersections'.B$8]/[.H31]" office:value-type="float" office:value="0.438254524029497">
            <text:p>0.438254524</text:p>
          </table:table-cell>
          <table:table-cell table:formula="of:=[.G31]+[.F32]" office:value-type="float" office:value="34.9267135570684">
            <text:p>34.9267135571</text:p>
          </table:table-cell>
          <table:table-cell table:style-name="ce2" table:formula="of:=[.H31]+['velocity intersections'.B$12]*[.F32]" office:value-type="float" office:value="1848.11112969455">
            <text:p>1848.1111296946</text:p>
          </table:table-cell>
          <table:table-cell table:formula="of:=['velocity intersections'.B$6]+['velocity intersections'.B$12]*[.G32]" office:value-type="float" office:value="1848.11112969455">
            <text:p>1848.1111296946</text:p>
          </table:table-cell>
          <table:table-cell/>
        </table:table-row>
        <table:table-row table:style-name="ro1">
          <table:table-cell table:number-columns-repeated="4"/>
          <table:table-cell table:formula="of:=[.E32]+1" office:value-type="float" office:value="29">
            <text:p>29</text:p>
          </table:table-cell>
          <table:table-cell table:formula="of:=['velocity intersections'.B$8]/[.H32]" office:value-type="float" office:value="0.432874401948015">
            <text:p>0.4328744019</text:p>
          </table:table-cell>
          <table:table-cell table:formula="of:=[.G32]+[.F33]" office:value-type="float" office:value="35.3595879590164">
            <text:p>35.359587959</text:p>
          </table:table-cell>
          <table:table-cell table:style-name="ce2" table:formula="of:=[.H32]+['velocity intersections'.B$12]*[.F33]" office:value-type="float" office:value="1870.52048185542">
            <text:p>1870.5204818554</text:p>
          </table:table-cell>
          <table:table-cell table:formula="of:=['velocity intersections'.B$6]+['velocity intersections'.B$12]*[.G33]" office:value-type="float" office:value="1870.52048185542">
            <text:p>1870.5204818554</text:p>
          </table:table-cell>
          <table:table-cell/>
        </table:table-row>
        <table:table-row table:style-name="ro1">
          <table:table-cell table:number-columns-repeated="4"/>
          <table:table-cell table:formula="of:=[.E33]+1" office:value-type="float" office:value="30">
            <text:p>30</text:p>
          </table:table-cell>
          <table:table-cell table:formula="of:=['velocity intersections'.B$8]/[.H33]" office:value-type="float" office:value="0.427688447017944">
            <text:p>0.427688447</text:p>
          </table:table-cell>
          <table:table-cell table:formula="of:=[.G33]+[.F34]" office:value-type="float" office:value="35.7872764060343">
            <text:p>35.787276406</text:p>
          </table:table-cell>
          <table:table-cell table:style-name="ce2" table:formula="of:=[.H33]+['velocity intersections'.B$12]*[.F34]" office:value-type="float" office:value="1892.66136378613">
            <text:p>1892.6613637861</text:p>
          </table:table-cell>
          <table:table-cell table:formula="of:=['velocity intersections'.B$6]+['velocity intersections'.B$12]*[.G34]" office:value-type="float" office:value="1892.66136378613">
            <text:p>1892.6613637861</text:p>
          </table:table-cell>
          <table:table-cell/>
        </table:table-row>
        <table:table-row table:style-name="ro1">
          <table:table-cell table:number-columns-repeated="4"/>
          <table:table-cell table:formula="of:=[.E34]+1" office:value-type="float" office:value="31">
            <text:p>31</text:p>
          </table:table-cell>
          <table:table-cell table:formula="of:=['velocity intersections'.B$8]/[.H34]" office:value-type="float" office:value="0.422685227958401">
            <text:p>0.422685228</text:p>
          </table:table-cell>
          <table:table-cell table:formula="of:=[.G34]+[.F35]" office:value-type="float" office:value="36.2099616339927">
            <text:p>36.209961634</text:p>
          </table:table-cell>
          <table:table-cell table:style-name="ce2" table:formula="of:=[.H34]+['velocity intersections'.B$12]*[.F35]" office:value-type="float" office:value="1914.54323548816">
            <text:p>1914.5432354882</text:p>
          </table:table-cell>
          <table:table-cell table:formula="of:=['velocity intersections'.B$6]+['velocity intersections'.B$12]*[.G35]" office:value-type="float" office:value="1914.54323548816">
            <text:p>1914.5432354882</text:p>
          </table:table-cell>
          <table:table-cell/>
        </table:table-row>
        <table:table-row table:style-name="ro1">
          <table:table-cell table:number-columns-repeated="4"/>
          <table:table-cell table:formula="of:=[.E35]+1" office:value-type="float" office:value="32">
            <text:p>32</text:p>
          </table:table-cell>
          <table:table-cell table:formula="of:=['velocity intersections'.B$8]/[.H35]" office:value-type="float" office:value="0.417854235501776">
            <text:p>0.4178542355</text:p>
          </table:table-cell>
          <table:table-cell table:formula="of:=[.G35]+[.F36]" office:value-type="float" office:value="36.6278158694945">
            <text:p>36.6278158695</text:p>
          </table:table-cell>
          <table:table-cell table:style-name="ce2" table:formula="of:=[.H35]+['velocity intersections'.B$12]*[.F36]" office:value-type="float" office:value="1936.17501291165">
            <text:p>1936.1750129117</text:p>
          </table:table-cell>
          <table:table-cell table:formula="of:=['velocity intersections'.B$6]+['velocity intersections'.B$12]*[.G36]" office:value-type="float" office:value="1936.17501291165">
            <text:p>1936.1750129117</text:p>
          </table:table-cell>
          <table:table-cell/>
        </table:table-row>
        <table:table-row table:style-name="ro1">
          <table:table-cell table:number-columns-repeated="4"/>
          <table:table-cell table:formula="of:=[.E36]+1" office:value-type="float" office:value="33">
            <text:p>33</text:p>
          </table:table-cell>
          <table:table-cell table:formula="of:=['velocity intersections'.B$8]/[.H36]" office:value-type="float" office:value="0.413185788818205">
            <text:p>0.4131857888</text:p>
          </table:table-cell>
          <table:table-cell table:formula="of:=[.G36]+[.F37]" office:value-type="float" office:value="37.0410016583127">
            <text:p>37.0410016583</text:p>
          </table:table-cell>
          <table:table-cell table:style-name="ce2" table:formula="of:=[.H36]+['velocity intersections'.B$12]*[.F37]" office:value-type="float" office:value="1957.56511084266">
            <text:p>1957.5651108427</text:p>
          </table:table-cell>
          <table:table-cell table:formula="of:=['velocity intersections'.B$6]+['velocity intersections'.B$12]*[.G37]" office:value-type="float" office:value="1957.56511084266">
            <text:p>1957.5651108427</text:p>
          </table:table-cell>
          <table:table-cell/>
        </table:table-row>
        <table:table-row table:style-name="ro1">
          <table:table-cell table:number-columns-repeated="4"/>
          <table:table-cell table:formula="of:=[.E37]+1" office:value-type="float" office:value="34">
            <text:p>34</text:p>
          </table:table-cell>
          <table:table-cell table:formula="of:=['velocity intersections'.B$8]/[.H37]" office:value-type="float" office:value="0.408670953302611">
            <text:p>0.4086709533</text:p>
          </table:table-cell>
          <table:table-cell table:formula="of:=[.G37]+[.F38]" office:value-type="float" office:value="37.4496726116153">
            <text:p>37.4496726116</text:p>
          </table:table-cell>
          <table:table-cell table:style-name="ce2" table:formula="of:=[.H37]+['velocity intersections'.B$12]*[.F38]" office:value-type="float" office:value="1978.72148153416">
            <text:p>1978.7214815342</text:p>
          </table:table-cell>
          <table:table-cell table:formula="of:=['velocity intersections'.B$6]+['velocity intersections'.B$12]*[.G38]" office:value-type="float" office:value="1978.72148153416">
            <text:p>1978.7214815342</text:p>
          </table:table-cell>
          <table:table-cell/>
        </table:table-row>
        <table:table-row table:style-name="ro1">
          <table:table-cell table:number-columns-repeated="4"/>
          <table:table-cell table:formula="of:=[.E38]+1" office:value-type="float" office:value="35">
            <text:p>35</text:p>
          </table:table-cell>
          <table:table-cell table:formula="of:=['velocity intersections'.B$8]/[.H38]" office:value-type="float" office:value="0.40430146812766">
            <text:p>0.4043014681</text:p>
          </table:table-cell>
          <table:table-cell table:formula="of:=[.G38]+[.F39]" office:value-type="float" office:value="37.853974079743">
            <text:p>37.8539740797</text:p>
          </table:table-cell>
          <table:table-cell table:style-name="ce2" table:formula="of:=[.H38]+['velocity intersections'.B$12]*[.F39]" office:value-type="float" office:value="1999.65164958673">
            <text:p>1999.6516495867</text:p>
          </table:table-cell>
          <table:table-cell table:formula="of:=['velocity intersections'.B$6]+['velocity intersections'.B$12]*[.G39]" office:value-type="float" office:value="1999.65164958673">
            <text:p>1999.6516495867</text:p>
          </table:table-cell>
          <table:table-cell/>
        </table:table-row>
        <table:table-row table:style-name="ro1">
          <table:table-cell table:number-columns-repeated="4"/>
          <table:table-cell table:formula="of:=[.E39]+1" office:value-type="float" office:value="36">
            <text:p>36</text:p>
          </table:table-cell>
          <table:table-cell table:formula="of:=['velocity intersections'.B$8]/[.H39]" office:value-type="float" office:value="0.400069682219568">
            <text:p>0.4000696822</text:p>
          </table:table-cell>
          <table:table-cell table:formula="of:=[.G39]+[.F40]" office:value-type="float" office:value="38.2540437619625">
            <text:p>38.254043762</text:p>
          </table:table-cell>
          <table:table-cell table:style-name="ce2" table:formula="of:=[.H39]+['velocity intersections'.B$12]*[.F40]" office:value-type="float" office:value="2020.36274351467">
            <text:p>2020.3627435147</text:p>
          </table:table-cell>
          <table:table-cell table:formula="of:=['velocity intersections'.B$6]+['velocity intersections'.B$12]*[.G40]" office:value-type="float" office:value="2020.36274351467">
            <text:p>2020.3627435147</text:p>
          </table:table-cell>
          <table:table-cell/>
        </table:table-row>
        <table:table-row table:style-name="ro1">
          <table:table-cell table:number-columns-repeated="4"/>
          <table:table-cell table:formula="of:=[.E40]+1" office:value-type="float" office:value="37">
            <text:p>37</text:p>
          </table:table-cell>
          <table:table-cell table:formula="of:=['velocity intersections'.B$8]/[.H40]" office:value-type="float" office:value="0.39596849752253">
            <text:p>0.3959684975</text:p>
          </table:table-cell>
          <table:table-cell table:formula="of:=[.G40]+[.F41]" office:value-type="float" office:value="38.6500122594851">
            <text:p>38.6500122595</text:p>
          </table:table-cell>
          <table:table-cell table:style-name="ce2" table:formula="of:=[.H40]+['velocity intersections'.B$12]*[.F41]" office:value-type="float" office:value="2040.86152437503">
            <text:p>2040.861524375</text:p>
          </table:table-cell>
          <table:table-cell table:formula="of:=['velocity intersections'.B$6]+['velocity intersections'.B$12]*[.G41]" office:value-type="float" office:value="2040.86152437503">
            <text:p>2040.861524375</text:p>
          </table:table-cell>
          <table:table-cell/>
        </table:table-row>
        <table:table-row table:style-name="ro1">
          <table:table-cell table:number-columns-repeated="4"/>
          <table:table-cell table:formula="of:=[.E41]+1" office:value-type="float" office:value="38">
            <text:p>38</text:p>
          </table:table-cell>
          <table:table-cell table:formula="of:=['velocity intersections'.B$8]/[.H41]" office:value-type="float" office:value="0.391991318590311">
            <text:p>0.3919913186</text:p>
          </table:table-cell>
          <table:table-cell table:formula="of:=[.G41]+[.F42]" office:value-type="float" office:value="39.0420035780754">
            <text:p>39.0420035781</text:p>
          </table:table-cell>
          <table:table-cell table:style-name="ce2" table:formula="of:=[.H41]+['velocity intersections'.B$12]*[.F42]" office:value-type="float" office:value="2061.15441178709">
            <text:p>2061.1544117871</text:p>
          </table:table-cell>
          <table:table-cell table:formula="of:=['velocity intersections'.B$6]+['velocity intersections'.B$12]*[.G42]" office:value-type="float" office:value="2061.15441178709">
            <text:p>2061.1544117871</text:p>
          </table:table-cell>
          <table:table-cell/>
        </table:table-row>
        <table:table-row table:style-name="ro1">
          <table:table-cell table:number-columns-repeated="4"/>
          <table:table-cell table:style-name="ce3" table:formula="of:=[.E42]+1" office:value-type="float" office:value="39">
            <text:p>39</text:p>
          </table:table-cell>
          <table:table-cell table:style-name="ce3" table:formula="of:=['velocity intersections'.B$8]/[.H42]" office:value-type="float" office:value="0.388132007687077">
            <text:p>0.3881320077</text:p>
          </table:table-cell>
          <table:table-cell table:style-name="ce3" table:formula="of:=[.G42]+[.F43]" office:value-type="float" office:value="39.4301355857625">
            <text:p>39.4301355858</text:p>
          </table:table-cell>
          <table:table-cell table:style-name="ce3" table:formula="of:=[.H42]+['velocity intersections'.B$12]*[.F43]" office:value-type="float" office:value="2081.24750762741">
            <text:p>2081.2475076274</text:p>
          </table:table-cell>
          <table:table-cell table:formula="of:=['velocity intersections'.B$6]+['velocity intersections'.B$12]*[.G43]" office:value-type="float" office:value="2081.24750762741">
            <text:p>2081.2475076274</text:p>
          </table:table-cell>
          <table:table-cell/>
        </table:table-row>
        <table:table-row table:style-name="ro1">
          <table:table-cell table:number-columns-repeated="4"/>
          <table:table-cell table:formula="of:=[.E43]+1" office:value-type="float" office:value="40">
            <text:p>40</text:p>
          </table:table-cell>
          <table:table-cell table:formula="of:=['velocity intersections'.B$8]/[.H43]" office:value-type="float" office:value="0.384384844699219">
            <text:p>0.3843848447</text:p>
          </table:table-cell>
          <table:table-cell table:formula="of:=[.G43]+[.F44]" office:value-type="float" office:value="39.8145204304617">
            <text:p>39.8145204305</text:p>
          </table:table-cell>
          <table:table-cell table:style-name="ce2" table:formula="of:=[.H43]+['velocity intersections'.B$12]*[.F44]" office:value-type="float" office:value="2101.14661764963">
            <text:p>2101.1466176496</text:p>
          </table:table-cell>
          <table:table-cell table:formula="of:=['velocity intersections'.B$6]+['velocity intersections'.B$12]*[.G44]" office:value-type="float" office:value="2101.14661764963">
            <text:p>2101.1466176496</text:p>
          </table:table-cell>
          <table:table-cell/>
        </table:table-row>
        <table:table-row table:style-name="ro1">
          <table:table-cell table:number-columns-repeated="4"/>
          <table:table-cell table:formula="of:=[.E44]+1" office:value-type="float" office:value="41">
            <text:p>41</text:p>
          </table:table-cell>
          <table:table-cell table:formula="of:=['velocity intersections'.B$8]/[.H44]" office:value-type="float" office:value="0.380744491260153">
            <text:p>0.3807444913</text:p>
          </table:table-cell>
          <table:table-cell table:formula="of:=[.G44]+[.F45]" office:value-type="float" office:value="40.1952649217219">
            <text:p>40.1952649217</text:p>
          </table:table-cell>
          <table:table-cell table:style-name="ce2" table:formula="of:=[.H44]+['velocity intersections'.B$12]*[.F45]" office:value-type="float" office:value="2120.85727124698">
            <text:p>2120.857271247</text:p>
          </table:table-cell>
          <table:table-cell table:formula="of:=['velocity intersections'.B$6]+['velocity intersections'.B$12]*[.G45]" office:value-type="float" office:value="2120.85727124698">
            <text:p>2120.857271247</text:p>
          </table:table-cell>
          <table:table-cell/>
        </table:table-row>
        <table:table-row table:style-name="ro1">
          <table:table-cell table:number-columns-repeated="4"/>
          <table:table-cell table:formula="of:=[.E45]+1" office:value-type="float" office:value="42">
            <text:p>42</text:p>
          </table:table-cell>
          <table:table-cell table:formula="of:=['velocity intersections'.B$8]/[.H45]" office:value-type="float" office:value="0.377205958574304">
            <text:p>0.3772059586</text:p>
          </table:table-cell>
          <table:table-cell table:formula="of:=[.G45]+[.F46]" office:value-type="float" office:value="40.5724708802961">
            <text:p>40.5724708803</text:p>
          </table:table-cell>
          <table:table-cell table:style-name="ce2" table:formula="of:=[.H45]+['velocity intersections'.B$12]*[.F46]" office:value-type="float" office:value="2140.38473954917">
            <text:p>2140.3847395492</text:p>
          </table:table-cell>
          <table:table-cell table:formula="of:=['velocity intersections'.B$6]+['velocity intersections'.B$12]*[.G46]" office:value-type="float" office:value="2140.38473954917">
            <text:p>2140.3847395492</text:p>
          </table:table-cell>
          <table:table-cell/>
        </table:table-row>
        <table:table-row table:style-name="ro1">
          <table:table-cell table:number-columns-repeated="4"/>
          <table:table-cell table:formula="of:=[.E46]+1" office:value-type="float" office:value="43">
            <text:p>43</text:p>
          </table:table-cell>
          <table:table-cell table:formula="of:=['velocity intersections'.B$8]/[.H46]" office:value-type="float" office:value="0.373764578497464">
            <text:p>0.3737645785</text:p>
          </table:table-cell>
          <table:table-cell table:formula="of:=[.G46]+[.F47]" office:value-type="float" office:value="40.9462354587936">
            <text:p>40.9462354588</text:p>
          </table:table-cell>
          <table:table-cell table:style-name="ce2" table:formula="of:=[.H46]+['velocity intersections'.B$12]*[.F47]" office:value-type="float" office:value="2159.73405202206">
            <text:p>2159.7340520221</text:p>
          </table:table-cell>
          <table:table-cell table:formula="of:=['velocity intersections'.B$6]+['velocity intersections'.B$12]*[.G47]" office:value-type="float" office:value="2159.73405202206">
            <text:p>2159.7340520221</text:p>
          </table:table-cell>
          <table:table-cell/>
        </table:table-row>
        <table:table-row table:style-name="ro1">
          <table:table-cell table:number-columns-repeated="4"/>
          <table:table-cell table:formula="of:=[.E47]+1" office:value-type="float" office:value="44">
            <text:p>44</text:p>
          </table:table-cell>
          <table:table-cell table:formula="of:=['velocity intersections'.B$8]/[.H47]" office:value-type="float" office:value="0.370415977490838">
            <text:p>0.3704159775</text:p>
          </table:table-cell>
          <table:table-cell table:formula="of:=[.G47]+[.F48]" office:value-type="float" office:value="41.3166514362844">
            <text:p>41.3166514363</text:p>
          </table:table-cell>
          <table:table-cell table:style-name="ce2" table:formula="of:=[.H47]+['velocity intersections'.B$12]*[.F48]" office:value-type="float" office:value="2178.91001171903">
            <text:p>2178.910011719</text:p>
          </table:table-cell>
          <table:table-cell table:formula="of:=['velocity intersections'.B$6]+['velocity intersections'.B$12]*[.G48]" office:value-type="float" office:value="2178.91001171903">
            <text:p>2178.910011719</text:p>
          </table:table-cell>
          <table:table-cell/>
        </table:table-row>
        <table:table-row table:style-name="ro1">
          <table:table-cell table:number-columns-repeated="4"/>
          <table:table-cell table:formula="of:=[.E48]+1" office:value-type="float" office:value="45">
            <text:p>45</text:p>
          </table:table-cell>
          <table:table-cell table:formula="of:=['velocity intersections'.B$8]/[.H48]" office:value-type="float" office:value="0.367156053117057">
            <text:p>0.3671560531</text:p>
          </table:table-cell>
          <table:table-cell table:formula="of:=[.G48]+[.F49]" office:value-type="float" office:value="41.6838074894015">
            <text:p>41.6838074894</text:p>
          </table:table-cell>
          <table:table-cell table:style-name="ce2" table:formula="of:=[.H48]+['velocity intersections'.B$12]*[.F49]" office:value-type="float" office:value="2197.91720931553">
            <text:p>2197.9172093155</text:p>
          </table:table-cell>
          <table:table-cell table:formula="of:=['velocity intersections'.B$6]+['velocity intersections'.B$12]*[.G49]" office:value-type="float" office:value="2197.91720931553">
            <text:p>2197.9172093155</text:p>
          </table:table-cell>
          <table:table-cell/>
        </table:table-row>
        <table:table-row table:style-name="ro1">
          <table:table-cell table:number-columns-repeated="4"/>
          <table:table-cell table:formula="of:=[.E49]+1" office:value-type="float" office:value="46">
            <text:p>46</text:p>
          </table:table-cell>
          <table:table-cell table:formula="of:=['velocity intersections'.B$8]/[.H49]" office:value-type="float" office:value="0.363980952789906">
            <text:p>0.3639809528</text:p>
          </table:table-cell>
          <table:table-cell table:formula="of:=[.G49]+[.F50]" office:value-type="float" office:value="42.0477884421914">
            <text:p>42.0477884422</text:p>
          </table:table-cell>
          <table:table-cell table:style-name="ce2" table:formula="of:=[.H49]+['velocity intersections'.B$12]*[.F50]" office:value-type="float" office:value="2216.76003604359">
            <text:p>2216.7600360436</text:p>
          </table:table-cell>
          <table:table-cell table:formula="of:=['velocity intersections'.B$6]+['velocity intersections'.B$12]*[.G50]" office:value-type="float" office:value="2216.76003604359">
            <text:p>2216.7600360436</text:p>
          </table:table-cell>
          <table:table-cell/>
        </table:table-row>
        <table:table-row table:style-name="ro1">
          <table:table-cell table:number-columns-repeated="4"/>
          <table:table-cell table:formula="of:=[.E50]+1" office:value-type="float" office:value="47">
            <text:p>47</text:p>
          </table:table-cell>
          <table:table-cell table:formula="of:=['velocity intersections'.B$8]/[.H50]" office:value-type="float" office:value="0.360887054526577">
            <text:p>0.3608870545</text:p>
          </table:table-cell>
          <table:table-cell table:formula="of:=[.G50]+[.F51]" office:value-type="float" office:value="42.408675496718">
            <text:p>42.4086754967</text:p>
          </table:table-cell>
          <table:table-cell table:style-name="ce2" table:formula="of:=[.H50]+['velocity intersections'.B$12]*[.F51]" office:value-type="float" office:value="2235.44269562981">
            <text:p>2235.4426956298</text:p>
          </table:table-cell>
          <table:table-cell table:formula="of:=['velocity intersections'.B$6]+['velocity intersections'.B$12]*[.G51]" office:value-type="float" office:value="2235.44269562981">
            <text:p>2235.4426956298</text:p>
          </table:table-cell>
          <table:table-cell/>
        </table:table-row>
        <table:table-row table:style-name="ro1" table:number-rows-repeated="1048524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velocity intersections" table:style-name="ta1">
        <table:table-column table:style-name="co1" table:number-columns-repeated="6" table:default-cell-style-name="Default"/>
        <table:table-row table:style-name="ro3" table:number-rows-repeated="2">
          <table:table-cell table:number-columns-repeated="6"/>
        </table:table-row>
        <table:table-row table:style-name="ro1">
          <table:table-cell office:value-type="string">
            <text:p>Velocity intersections</text:p>
          </table:table-cell>
          <table:table-cell table:number-columns-repeated="5"/>
        </table:table-row>
        <table:table-row table:style-name="ro3">
          <table:table-cell table:number-columns-repeated="6"/>
        </table:table-row>
        <table:table-row table:style-name="ro2">
          <table:table-cell office:value-type="string">
            <text:p>u</text:p>
          </table:table-cell>
          <table:table-cell office:value-type="float" office:value="60">
            <text:p>60</text:p>
          </table:table-cell>
          <table:table-cell/>
          <table:table-cell office:value-type="string">
            <text:p>k</text:p>
          </table:table-cell>
          <table:table-cell table:formula="of:=[.B6]/[.B5]" office:value-type="float" office:value="0.666666666666667">
            <text:p>0.6666666667</text:p>
          </table:table-cell>
          <table:table-cell/>
        </table:table-row>
        <table:table-row table:style-name="ro2">
          <table:table-cell office:value-type="string">
            <text:p>v</text:p>
          </table:table-cell>
          <table:table-cell office:value-type="float" office:value="40">
            <text:p>40</text:p>
          </table:table-cell>
          <table:table-cell/>
          <table:table-cell office:value-type="string">
            <text:p>u'</text:p>
          </table:table-cell>
          <table:table-cell table:formula="of:=2*[.B8]*[.B7]/([.E5]*[.E5] - 1)" office:value-type="float" office:value="-288">
            <text:p>-288</text:p>
          </table:table-cell>
          <table:table-cell/>
        </table:table-row>
        <table:table-row table:style-name="ro2">
          <table:table-cell office:value-type="string">
            <text:p>dist</text:p>
          </table:table-cell>
          <table:table-cell office:value-type="float" office:value="0.1">
            <text:p>0.1</text:p>
          </table:table-cell>
          <table:table-cell table:number-columns-repeated="4"/>
        </table:table-row>
        <table:table-row table:style-name="ro2">
          <table:table-cell office:value-type="string">
            <text:p>acc</text:p>
          </table:table-cell>
          <table:table-cell office:value-type="float" office:value="800">
            <text:p>800</text:p>
          </table:table-cell>
          <table:table-cell/>
          <table:table-cell office:value-type="string">
            <text:p>new u</text:p>
          </table:table-cell>
          <table:table-cell table:formula="of:=SQRT([.E6])" office:value-type="float" office:value="0">
            <text:p>Err:502</text:p>
          </table:table-cell>
          <table:table-cell table:formula="of:=SQRT(-[.E6])" office:value-type="float" office:value="16.9705627484771">
            <text:p>16.9705627485</text:p>
          </table:table-cell>
        </table:table-row>
        <table:table-row table:style-name="ro1">
          <table:table-cell table:number-columns-repeated="3"/>
          <table:table-cell office:value-type="string">
            <text:p>new v</text:p>
          </table:table-cell>
          <table:table-cell table:formula="of:=[.E8]*[.E5]" office:value-type="float" office:value="0">
            <text:p>Err:502</text:p>
          </table:table-cell>
          <table:table-cell table:formula="of:=[.F8]*[.E5]" office:value-type="float" office:value="11.3137084989848">
            <text:p>11.313708499</text:p>
          </table:table-cell>
        </table:table-row>
        <table:table-row table:style-name="ro2">
          <table:table-cell office:value-type="string">
            <text:p>dx</text:p>
          </table:table-cell>
          <table:table-cell table:formula="of:=([.B6]*[.B6]-[.B5]*[.B5])/(4*[.B8])+[.B7]/2" office:value-type="float" office:value="-0.575">
            <text:p>-0.575</text:p>
          </table:table-cell>
          <table:table-cell table:number-columns-repeated="4"/>
        </table:table-row>
        <table:table-row table:style-name="ro2">
          <table:table-cell office:value-type="string">
            <text:p>Dx-fraction</text:p>
          </table:table-cell>
          <table:table-cell table:formula="of:=[.B10]/[.B7]" office:value-type="float" office:value="-5.75">
            <text:p>-5.75</text:p>
          </table:table-cell>
          <table:table-cell/>
          <table:table-cell office:value-type="string">
            <text:p>new dx</text:p>
          </table:table-cell>
          <table:table-cell table:formula="of:=0.5*(0.5*([.E9]*[.E9] - [.E8]*[.E8])/[.B8] + [.B7])" office:value-type="float" office:value="0">
            <text:p>Err:502</text:p>
          </table:table-cell>
          <table:table-cell table:formula="of:=0.5*(0.5*([.F9]*[.F9] - [.F8]*[.F8])/[.B8] + [.B7])" office:value-type="float" office:value="0">
            <text:p>0</text:p>
          </table:table-cell>
        </table:table-row>
        <table:table-row table:style-name="ro2">
          <table:table-cell office:value-type="string">
            <text:p>vx</text:p>
          </table:table-cell>
          <table:table-cell table:formula="of:=SQRT([.B5]*[.B5]+2*[.B8]*[.B10])" office:value-type="float" office:value="51.7687164221791">
            <text:p>51.7687164222</text:p>
          </table:table-cell>
          <table:table-cell/>
          <table:table-cell office:value-type="string">
            <text:p>new dx frac</text:p>
          </table:table-cell>
          <table:table-cell table:formula="of:=[.E11]/[.B7]" office:value-type="float" office:value="0">
            <text:p>Err:502</text:p>
          </table:table-cell>
          <table:table-cell table:formula="of:=[.F11]/[.B7]" office:value-type="float" office:value="0">
            <text:p>0</text:p>
          </table:table-cell>
        </table:table-row>
        <table:table-row table:style-name="ro2">
          <table:table-cell table:number-columns-repeated="3"/>
          <table:table-cell office:value-type="string">
            <text:p>new vx</text:p>
          </table:table-cell>
          <table:table-cell table:formula="of:=SQRT([.E8]*[.E8]+2*[.B8]*[.E11])" office:value-type="float" office:value="0">
            <text:p>Err:502</text:p>
          </table:table-cell>
          <table:table-cell table:formula="of:=SQRT([.F8]*[.F8]+2*[.B8]*[.F11])" office:value-type="float" office:value="16.9705627484771">
            <text:p>16.9705627485</text:p>
          </table:table-cell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0">
      <number:number number:decimal-places="4" number:min-integer-digits="1"/>
    </number:number-style>
    <number:number-style style:name="N111">
      <number:number number:decimal-places="1"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rian Bowyer</meta:initial-creator>
    <meta:creation-date>2013-05-21T14:46:51</meta:creation-date>
    <dc:date>2013-05-22T16:41:44</dc:date>
    <dc:creator>Adrian Bowyer</dc:creator>
    <meta:editing-duration>PT8H50M26S</meta:editing-duration>
    <meta:editing-cycles>5</meta:editing-cycles>
    <meta:generator>LibreOffice/3.5$Linux_X86_64 LibreOffice_project/350m1$Build-2</meta:generator>
    <meta:document-statistic meta:table-count="3" meta:cell-count="291" meta:object-count="0"/>
  </office:meta>
</office:document-meta>
</file>